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4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2">
          <table:table-cell table:style-name="ce1" office:value-type="string" table:number-columns-spanned="1" table:number-rows-spanned="2">
            <text:p>Team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" office:value-type="string" table:number-columns-spanned="4" table:number-rows-spanned="1">
            <text:p>Parameters</text:p>
          </table:table-cell>
          <table:covered-table-cell table:number-columns-repeated="3"/>
          <table:table-cell table:style-name="ce1" office:value-type="string" table:number-columns-spanned="2" table:number-rows-spanned="1">
            <text:p>Weapon</text:p>
          </table:table-cell>
          <table:covered-table-cell/>
          <table:table-cell table:style-name="ce1" office:value-type="string" table:number-columns-spanned="1" table:number-rows-spanned="2">
            <text:p>Comment</text:p>
          </table:table-cell>
          <table:table-cell/>
          <table:table-cell table:style-name="ce1" office:value-type="string" table:number-columns-spanned="2" table:number-rows-spanned="1">
            <text:p>Value for 0.0.11beta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>
            <text:p>Aggressive</text:p>
          </table:table-cell>
          <table:table-cell office:value-type="string">
            <text:p>Vulnerable</text:p>
          </table:table-cell>
          <table:table-cell office:value-type="string">
            <text:p>Mobile</text:p>
          </table:table-cell>
          <table:table-cell office:value-type="string">
            <text:p>Fast</text:p>
          </table:table-cell>
          <table:table-cell office:value-type="string">
            <text:p>Primary</text:p>
          </table:table-cell>
          <table:table-cell office:value-type="string">
            <text:p>Alternate</text:p>
          </table:table-cell>
          <table:covered-table-cell/>
          <table:table-cell/>
          <table:table-cell office:value-type="string">
            <text:p>Aggressive</text:p>
          </table:table-cell>
          <table:table-cell office:value-type="string">
            <text:p>Vulnerable</text:p>
          </table:table-cell>
        </table:table-row>
        <table:table-row table:style-name="ro2"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Steal</text:p>
          </table:table-cell>
          <table:table-cell office:value-type="string">
            <text:p>Escape</text:p>
          </table:table-cell>
          <table:table-cell office:value-type="string">
            <text:p>Discrete adjustment : faster</text:p>
          </table:table-cell>
          <table:table-cell/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table:formula="of:=ROUND([.K4]*[.$F4]/100)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Crazy</text:p>
          </table:table-cell>
          <table:table-cell office:value-type="string">
            <text:p>Mix</text:p>
          </table:table-cell>
          <table:table-cell office:value-type="string">
            <text:p>Discrete adjustement : better defense</text:p>
          </table:table-cell>
          <table:table-cell/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formula="of:=ROUND([.K5]*[.$F5]/100)"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Rewind</text:p>
          </table:table-cell>
          <table:table-cell office:value-type="string">
            <text:p>Control</text:p>
          </table:table-cell>
          <table:table-cell office:value-type="string">
            <text:p>Discrete adjustement : effective attack but slow</text:p>
          </table:table-cell>
          <table:table-cell/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Yellow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Scatter</text:p>
          </table:table-cell>
          <table:table-cell office:value-type="string">
            <text:p>Permutation</text:p>
          </table:table-cell>
          <table:table-cell office:value-type="string">
            <text:p>Discrete adjustement : more effective attack</text:p>
          </table:table-cell>
          <table:table-cell/>
          <table:table-cell office:value-type="float" office:value="275">
            <text:p>27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Cyan</text:p>
          </table:table-cell>
          <table:table-cell office:value-type="float" office:value="4">
            <text:p>4</text:p>
          </table:table-cell>
          <table:table-cell table:formula="of:=ROUND([.K7]*[.$F7]/100)" office:value-type="float" office:value="44">
            <text:p>44</text:p>
          </table:table-cell>
          <table:table-cell table:formula="of:=ROUND([.L7]*[.$F7]/100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Turbo</text:p>
          </table:table-cell>
          <table:table-cell office:value-type="string">
            <text:p>Reverse</text:p>
          </table:table-cell>
          <table:table-cell office:value-type="string">
            <text:p>Extremely good defense, but very slow</text:p>
          </table:table-cell>
          <table:table-cell/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Magenta</text:p>
          </table:table-cell>
          <table:table-cell office:value-type="float" office:value="5">
            <text:p>5</text:p>
          </table:table-cell>
          <table:table-cell table:formula="of:=ROUND([.K8]*[.$F8]/100)" office:value-type="float" office:value="192">
            <text:p>192</text:p>
          </table:table-cell>
          <table:table-cell table:formula="of:=ROUND([.L8]*[.$F8]/100)"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string">
            <text:p>Fix</text:p>
          </table:table-cell>
          <table:table-cell office:value-type="string">
            <text:p>Attract</text:p>
          </table:table-cell>
          <table:table-cell office:value-type="string">
            <text:p>Extremely fast but also vulnerable</text:p>
          </table:table-cell>
          <table:table-cell/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table:formula="of:=ROUND([.K9]*[.$F9]/100)" office:value-type="float" office:value="48">
            <text:p>48</text:p>
          </table:table-cell>
          <table:table-cell table:formula="of:=ROUND([.L9]*[.$F9]/100)"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Berzerk</text:p>
          </table:table-cell>
          <table:table-cell office:value-type="string">
            <text:p>Shrink</text:p>
          </table:table-cell>
          <table:table-cell office:value-type="string">
            <text:p>Fast, but weak attack</text:p>
          </table:table-cell>
          <table:table-cell/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Lightblue</text:p>
          </table:table-cell>
          <table:table-cell office:value-type="float" office:value="7">
            <text:p>7</text:p>
          </table:table-cell>
          <table:table-cell table:formula="of:=ROUND([.K10]*[.$F10]/100)" office:value-type="float" office:value="200">
            <text:p>200</text:p>
          </table:table-cell>
          <table:table-cell table:formula="of:=ROUND([.L10]*[.$F10]/100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eleport</text:p>
          </table:table-cell>
          <table:table-cell office:value-type="string">
            <text:p>Kamikaze</text:p>
          </table:table-cell>
          <table:table-cell office:value-type="string">
            <text:p>Extremely effective attack, but very slow</text:p>
          </table:table-cell>
          <table:table-cell/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Purple</text:p>
          </table:table-cell>
          <table:table-cell office:value-type="float" office:value="8">
            <text:p>8</text:p>
          </table:table-cell>
          <table:table-cell table:formula="of:=ROUND([.K11]*[.$F11]/100)" office:value-type="float" office:value="32">
            <text:p>32</text:p>
          </table:table-cell>
          <table:table-cell table:formula="of:=ROUND([.L11]*[.$F11]/100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Atomic</text:p>
          </table:table-cell>
          <table:table-cell office:value-type="string">
            <text:p>Disappear</text:p>
          </table:table-cell>
          <table:table-cell table:style-name="Default" office:value-type="string">
            <text:p>Effective defense, but weak attack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Pink</text:p>
          </table:table-cell>
          <table:table-cell office:value-type="float" office:value="9">
            <text:p>9</text:p>
          </table:table-cell>
          <table:table-cell table:formula="of:=ROUND([.K12]*[.$F12]/100)" office:value-type="float" office:value="640">
            <text:p>640</text:p>
          </table:table-cell>
          <table:table-cell table:formula="of:=ROUND([.L12]*[.$F12]/100)"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Invincible</text:p>
          </table:table-cell>
          <table:table-cell office:value-type="string">
            <text:p>Plague</text:p>
          </table:table-cell>
          <table:table-cell office:value-type="string">
            <text:p>Extremely effective attack, but also very vulnerable</text:p>
          </table:table-cell>
          <table:table-cell/>
          <table:table-cell table:number-columns-repeated="2" office:value-type="float" office:value="800">
            <text:p>8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23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uduit</meta:initial-creator>
    <meta:creation-date>2011-10-30T15:51:04</meta:creation-date>
    <dc:date>2011-12-08T23:13:39</dc:date>
    <dc:creator>Christian Mauduit</dc:creator>
    <meta:editing-duration>PT43M57S</meta:editing-duration>
    <meta:editing-cycles>6</meta:editing-cycles>
    <meta:generator>LibreOffice/3.4$Unix LibreOffice_project/340m1$Build-402</meta:generator>
    <meta:document-statistic meta:table-count="3" meta:cell-count="124" meta:object-count="0"/>
  </office:meta>
</office:document-meta>
</file>